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mda Function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uto func = [] () { </text:p>
            <text:p><text:tab/>cout &lt;&lt; "I'm a Lamda function"; </text:p>
            <text:p>};</text:p>
            <text:p/>
            <text:p>Krishna Kuma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da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ick and easy way to write functions :)</text:p>
              </text:list-item>
              <text:list-item>
                <text:p>Compiler deduces the type, rather than expecting you to specify what kind of return type it is.</text:p>
              </text:list-item>
            </text:list>
            <text:p/>
            <text:p><text:s/>// register the class factory function</text:p>
            <text:p>MyCourseFactory::Instance()-&gt;</text:p>
            <text:p><text:s text:c="10"/>RegisterFactoryFunction(className,</text:p>
            <text:p><text:s text:c="16"/>[](void) -&gt; Course* { return new T();})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 an add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ddressBook global_address_book;</text:p>
            <text:p/>
            <text:p>vector&lt;string&gt; findAddressesFromOrgs ()</text:p>
            <text:p>{</text:p>
            <text:p><text:s text:c="4"/>return global_address_book.findMatchingAddresses( </text:p>
            <text:p><text:s text:c="8"/>// we're declaring a lambda here; the [] signals the start</text:p>
            <text:p><text:s text:c="8"/>[] (const string&amp; addr) { return addr.find( ".org" ) != string::npos; } </text:p>
            <text:p><text:s text:c="4"/>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Capture with Lamb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// read in the name from a user, which we want to search</text:p>
            <text:p>string name;</text:p>
            <text:p>cin&gt;&gt; name;</text:p>
            <text:p>return global_address_book.findMatchingAddresses( </text:p>
            <text:p><text:s text:c="4"/><text:span text:style-name="T1">// notice that the lambda function uses the the variable 'name'</text:span></text:p>
            <text:p><text:s text:c="4"/>[&amp;] (const string&amp; addr) { </text:p>
            <text:p>return addr.find( name ) != string::npos; } </text:p>
            <text:p>)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da and STL</text:p>
          </draw:text-box>
        </draw:frame>
        <draw:frame presentation:style-name="pr4" draw:layer="layout" svg:width="25.199cm" svg:height="12.179cm" svg:x="1.4cm" svg:y="4.914cm" presentation:class="outline">
          <draw:text-box>
            <text:p>std::vector&lt;int&gt; v;</text:p>
            <text:p>v.push_back( 1 );</text:p>
            <text:p>v.push_back( 2 );</text:p>
            <text:p>//...</text:p>
            <text:p>for ( auto itr = v.begin(), end = v.end(); itr != end; itr++ )</text:p>
            <text:p>{</text:p>
            <text:p><text:s text:c="3"/>std::cout &lt;&lt; *itr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da and STL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p>std::vector&lt;int&gt; v;</text:p>
            <text:p>v.push_back( 1 );</text:p>
            <text:p>v.push_back( 2 );</text:p>
            <text:p>//...</text:p>
            <text:p>for_each( v.begin(), v.end(), [] (int val){</text:p>
            <text:p><text:s text:c="40"/>std::cout &lt;&lt; val;} )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tp://www.cprogramming.com/c++11/c++11-lambda-closures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03T15:27:58.475259632</meta:creation-date>
    <dc:date>2014-08-03T15:48:59.115967132</dc:date>
    <dc:creator>Krishna Kumar</dc:creator>
    <meta:editing-duration>PT5M48S</meta:editing-duration>
    <meta:editing-cycles>4</meta:editing-cycles>
    <meta:generator>LibreOffice/4.2.5.2$Linux_X86_64 LibreOffice_project/420$Build-2</meta:generator>
    <meta:document-statistic meta:object-count="49"/>
  </office:meta>
</office:document-meta>
</file>